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cm" svg:height="1.15cm" svg:x="2.2cm" svg:y="2.1cm">
          <draw:text-box>
            <text:p><text:span text:style-name="T1">Column A</text:span></text:p>
          </draw:text-box>
        </draw:frame>
        <draw:frame draw:style-name="gr1" draw:text-style-name="P1" draw:layer="layout" svg:width="3.3cm" svg:height="1.15cm" svg:x="8.433cm" svg:y="2.1cm">
          <draw:text-box>
            <text:p><text:span text:style-name="T1">Column B</text:span></text:p>
          </draw:text-box>
        </draw:frame>
        <draw:frame draw:style-name="gr1" draw:text-style-name="P1" draw:layer="layout" svg:width="3.533cm" svg:height="1.15cm" svg:x="14.667cm" svg:y="2.1cm">
          <draw:text-box>
            <text:p><text:span text:style-name="T1">Column C</text:span></text:p>
          </draw:text-box>
        </draw:frame>
        <draw:frame draw:style-name="gr1" draw:text-style-name="P1" draw:layer="layout" svg:width="3.5cm" svg:height="1.15cm" svg:x="20.9cm" svg:y="2.1cm">
          <draw:text-box>
            <text:p><text:span text:style-name="T1">Column ...</text:span></text:p>
          </draw:text-box>
        </draw:frame>
        <draw:g>
          <draw:line draw:style-name="gr2" draw:text-style-name="P2" draw:layer="layout" svg:x1="4.012cm" svg:y1="4cm" svg:x2="5.212cm" svg:y2="4cm">
            <text:p/>
          </draw:line>
          <draw:frame draw:style-name="gr3" draw:text-style-name="P3" draw:layer="layout" svg:width="1.7cm" svg:height="0.649cm" svg:x="2.212cm" svg:y="3.651cm">
            <draw:text-box>
              <text:p><text:span text:style-name="T2">Output</text:span></text:p>
            </draw:text-box>
          </draw:frame>
        </draw:g>
        <draw:g>
          <draw:line draw:style-name="gr2" draw:text-style-name="P2" draw:layer="layout" svg:x1="4.012cm" svg:y1="4.6cm" svg:x2="5.212cm" svg:y2="4.6cm">
            <text:p/>
          </draw:line>
          <draw:frame draw:style-name="gr3" draw:text-style-name="P3" draw:layer="layout" svg:width="1.7cm" svg:height="0.649cm" svg:x="2.212cm" svg:y="4.251cm">
            <draw:text-box>
              <text:p><text:span text:style-name="T2">Layer 3</text:span></text:p>
            </draw:text-box>
          </draw:frame>
        </draw:g>
        <draw:g>
          <draw:line draw:style-name="gr2" draw:text-style-name="P2" draw:layer="layout" svg:x1="4.012cm" svg:y1="5.201cm" svg:x2="5.212cm" svg:y2="5.201cm">
            <text:p/>
          </draw:line>
          <draw:frame draw:style-name="gr3" draw:text-style-name="P3" draw:layer="layout" svg:width="1.7cm" svg:height="0.649cm" svg:x="2.212cm" svg:y="4.852cm">
            <draw:text-box>
              <text:p><text:span text:style-name="T2">Layer 2</text:span></text:p>
            </draw:text-box>
          </draw:frame>
        </draw:g>
        <draw:g>
          <draw:line draw:style-name="gr2" draw:text-style-name="P2" draw:layer="layout" svg:x1="4.012cm" svg:y1="5.801cm" svg:x2="5.212cm" svg:y2="5.801cm">
            <text:p/>
          </draw:line>
          <draw:frame draw:style-name="gr3" draw:text-style-name="P3" draw:layer="layout" svg:width="1.7cm" svg:height="0.649cm" svg:x="2.212cm" svg:y="5.452cm">
            <draw:text-box>
              <text:p><text:span text:style-name="T2">Layer 1</text:span></text:p>
            </draw:text-box>
          </draw:frame>
        </draw:g>
        <draw:g>
          <draw:line draw:style-name="gr2" draw:text-style-name="P2" draw:layer="layout" svg:x1="4.012cm" svg:y1="6.401cm" svg:x2="5.212cm" svg:y2="6.401cm">
            <text:p/>
          </draw:line>
          <draw:frame draw:style-name="gr3" draw:text-style-name="P3" draw:layer="layout" svg:width="1.7cm" svg:height="0.649cm" svg:x="2.212cm" svg:y="6.052cm">
            <draw:text-box>
              <text:p><text:span text:style-name="T2">Input</text:span></text:p>
            </draw:text-box>
          </draw:frame>
        </draw:g>
        <draw:g>
          <draw:line draw:style-name="gr2" draw:text-style-name="P2" draw:layer="layout" svg:x1="10.237cm" svg:y1="4cm" svg:x2="11.437cm" svg:y2="4cm">
            <text:p/>
          </draw:line>
          <draw:frame draw:style-name="gr3" draw:text-style-name="P3" draw:layer="layout" svg:width="1.7cm" svg:height="0.649cm" svg:x="8.437cm" svg:y="3.651cm">
            <draw:text-box>
              <text:p><text:span text:style-name="T2">Layer 4</text:span></text:p>
            </draw:text-box>
          </draw:frame>
        </draw:g>
        <draw:g>
          <draw:line draw:style-name="gr2" draw:text-style-name="P2" draw:layer="layout" svg:x1="10.237cm" svg:y1="4.6cm" svg:x2="11.437cm" svg:y2="4.6cm">
            <text:p/>
          </draw:line>
          <draw:frame draw:style-name="gr3" draw:text-style-name="P3" draw:layer="layout" svg:width="1.7cm" svg:height="0.649cm" svg:x="8.437cm" svg:y="4.251cm">
            <draw:text-box>
              <text:p><text:span text:style-name="T2">Layer 3</text:span></text:p>
            </draw:text-box>
          </draw:frame>
        </draw:g>
        <draw:g>
          <draw:line draw:style-name="gr2" draw:text-style-name="P2" draw:layer="layout" svg:x1="10.237cm" svg:y1="5.201cm" svg:x2="11.437cm" svg:y2="5.201cm">
            <text:p/>
          </draw:line>
          <draw:frame draw:style-name="gr3" draw:text-style-name="P3" draw:layer="layout" svg:width="1.7cm" svg:height="0.649cm" svg:x="8.437cm" svg:y="4.852cm">
            <draw:text-box>
              <text:p><text:span text:style-name="T2">Layer 2</text:span></text:p>
            </draw:text-box>
          </draw:frame>
        </draw:g>
        <draw:g>
          <draw:line draw:style-name="gr2" draw:text-style-name="P2" draw:layer="layout" svg:x1="10.237cm" svg:y1="5.801cm" svg:x2="11.437cm" svg:y2="5.801cm">
            <text:p/>
          </draw:line>
          <draw:frame draw:style-name="gr3" draw:text-style-name="P3" draw:layer="layout" svg:width="1.7cm" svg:height="0.649cm" svg:x="8.437cm" svg:y="5.452cm">
            <draw:text-box>
              <text:p><text:span text:style-name="T2">Layer 1</text:span></text:p>
            </draw:text-box>
          </draw:frame>
        </draw:g>
        <draw:g>
          <draw:line draw:style-name="gr2" draw:text-style-name="P2" draw:layer="layout" svg:x1="10.237cm" svg:y1="6.401cm" svg:x2="11.437cm" svg:y2="6.401cm">
            <text:p/>
          </draw:line>
          <draw:frame draw:style-name="gr3" draw:text-style-name="P3" draw:layer="layout" svg:width="1.7cm" svg:height="0.649cm" svg:x="8.437cm" svg:y="6.052cm">
            <draw:text-box>
              <text:p><text:span text:style-name="T2">Layer 0</text:span></text:p>
            </draw:text-box>
          </draw:frame>
        </draw:g>
        <draw:g>
          <draw:line draw:style-name="gr2" draw:text-style-name="P2" draw:layer="layout" svg:x1="16.6cm" svg:y1="4cm" svg:x2="17.8cm" svg:y2="4cm">
            <text:p/>
          </draw:line>
          <draw:frame draw:style-name="gr3" draw:text-style-name="P3" draw:layer="layout" svg:width="1.7cm" svg:height="0.649cm" svg:x="14.8cm" svg:y="3.651cm">
            <draw:text-box>
              <text:p><text:span text:style-name="T2">Layer 4</text:span></text:p>
            </draw:text-box>
          </draw:frame>
        </draw:g>
        <draw:g>
          <draw:line draw:style-name="gr2" draw:text-style-name="P2" draw:layer="layout" svg:x1="16.6cm" svg:y1="4.6cm" svg:x2="17.8cm" svg:y2="4.6cm">
            <text:p/>
          </draw:line>
          <draw:frame draw:style-name="gr3" draw:text-style-name="P3" draw:layer="layout" svg:width="1.7cm" svg:height="0.649cm" svg:x="14.8cm" svg:y="4.251cm">
            <draw:text-box>
              <text:p><text:span text:style-name="T2">Layer 3</text:span></text:p>
            </draw:text-box>
          </draw:frame>
        </draw:g>
        <draw:g>
          <draw:line draw:style-name="gr2" draw:text-style-name="P2" draw:layer="layout" svg:x1="16.6cm" svg:y1="5.201cm" svg:x2="17.8cm" svg:y2="5.201cm">
            <text:p/>
          </draw:line>
          <draw:frame draw:style-name="gr3" draw:text-style-name="P3" draw:layer="layout" svg:width="1.7cm" svg:height="0.649cm" svg:x="14.8cm" svg:y="4.852cm">
            <draw:text-box>
              <text:p><text:span text:style-name="T2">Layer 2</text:span></text:p>
            </draw:text-box>
          </draw:frame>
        </draw:g>
        <draw:g>
          <draw:line draw:style-name="gr2" draw:text-style-name="P2" draw:layer="layout" svg:x1="16.6cm" svg:y1="5.801cm" svg:x2="17.8cm" svg:y2="5.801cm">
            <text:p/>
          </draw:line>
          <draw:frame draw:style-name="gr3" draw:text-style-name="P3" draw:layer="layout" svg:width="1.7cm" svg:height="0.649cm" svg:x="14.8cm" svg:y="5.452cm">
            <draw:text-box>
              <text:p><text:span text:style-name="T2">Layer 1</text:span></text:p>
            </draw:text-box>
          </draw:frame>
        </draw:g>
        <draw:g>
          <draw:line draw:style-name="gr2" draw:text-style-name="P2" draw:layer="layout" svg:x1="16.6cm" svg:y1="6.401cm" svg:x2="17.8cm" svg:y2="6.401cm">
            <text:p/>
          </draw:line>
          <draw:frame draw:style-name="gr3" draw:text-style-name="P3" draw:layer="layout" svg:width="1.7cm" svg:height="0.649cm" svg:x="14.8cm" svg:y="6.052cm">
            <draw:text-box>
              <text:p><text:span text:style-name="T2">Input</text:span></text:p>
            </draw:text-box>
          </draw:frame>
        </draw:g>
        <draw:g>
          <draw:line draw:style-name="gr2" draw:text-style-name="P2" draw:layer="layout" svg:x1="22.8cm" svg:y1="4cm" svg:x2="24cm" svg:y2="4cm">
            <text:p/>
          </draw:line>
          <draw:frame draw:style-name="gr3" draw:text-style-name="P3" draw:layer="layout" svg:width="1.7cm" svg:height="0.649cm" svg:x="21cm" svg:y="3.651cm">
            <draw:text-box>
              <text:p><text:span text:style-name="T2">Output</text:span></text:p>
            </draw:text-box>
          </draw:frame>
        </draw:g>
        <draw:g>
          <draw:line draw:style-name="gr2" draw:text-style-name="P2" draw:layer="layout" svg:x1="22.8cm" svg:y1="4.6cm" svg:x2="24cm" svg:y2="4.6cm">
            <text:p/>
          </draw:line>
          <draw:frame draw:style-name="gr3" draw:text-style-name="P3" draw:layer="layout" svg:width="1.7cm" svg:height="0.649cm" svg:x="21cm" svg:y="4.251cm">
            <draw:text-box>
              <text:p><text:span text:style-name="T2">Layer 3</text:span></text:p>
            </draw:text-box>
          </draw:frame>
        </draw:g>
        <draw:g>
          <draw:line draw:style-name="gr2" draw:text-style-name="P2" draw:layer="layout" svg:x1="22.8cm" svg:y1="5.201cm" svg:x2="24cm" svg:y2="5.201cm">
            <text:p/>
          </draw:line>
          <draw:frame draw:style-name="gr3" draw:text-style-name="P3" draw:layer="layout" svg:width="1.7cm" svg:height="0.649cm" svg:x="21cm" svg:y="4.852cm">
            <draw:text-box>
              <text:p><text:span text:style-name="T2">Layer 2</text:span></text:p>
            </draw:text-box>
          </draw:frame>
        </draw:g>
        <draw:g>
          <draw:line draw:style-name="gr2" draw:text-style-name="P2" draw:layer="layout" svg:x1="22.8cm" svg:y1="5.801cm" svg:x2="24cm" svg:y2="5.801cm">
            <text:p/>
          </draw:line>
          <draw:frame draw:style-name="gr3" draw:text-style-name="P3" draw:layer="layout" svg:width="1.7cm" svg:height="0.649cm" svg:x="21cm" svg:y="5.452cm">
            <draw:text-box>
              <text:p><text:span text:style-name="T2">Layer 1</text:span></text:p>
            </draw:text-box>
          </draw:frame>
        </draw:g>
        <draw:g>
          <draw:line draw:style-name="gr2" draw:text-style-name="P2" draw:layer="layout" svg:x1="22.8cm" svg:y1="6.401cm" svg:x2="24cm" svg:y2="6.401cm">
            <text:p/>
          </draw:line>
          <draw:frame draw:style-name="gr3" draw:text-style-name="P3" draw:layer="layout" svg:width="1.7cm" svg:height="0.649cm" svg:x="21cm" svg:y="6.052cm">
            <draw:text-box>
              <text:p><text:span text:style-name="T2">Input</text:span></text:p>
            </draw:text-box>
          </draw:frame>
        </draw:g>
        <draw:frame draw:style-name="gr4" draw:text-style-name="P4" draw:layer="layout" svg:width="10.2cm" svg:height="10.8cm" svg:x="2cm" svg:y="8cm">
          <draw:text-box>
            <text:p><text:span text:style-name="T3">Parameters:</text:span></text:p>
            <text:list text:style-name="L1">
              <text:list-item>
                <text:p><text:span text:style-name="T3">N-cols (param)</text:span></text:p>
                <text:list>
                  <text:list-item>
                    <text:p><text:span text:style-name="T3">Column A</text:span></text:p>
                    <text:list>
                      <text:list-item>
                        <text:p><text:span text:style-name="T3">N-layers (param)</text:span></text:p>
                        <text:list>
                          <text:list-item>
                            <text:p><text:span text:style-name="T3">Layer 1</text:span></text:p>
                            <text:list>
                              <text:list-item>
                                <text:p><text:span text:style-name="T3">N-nodes <text:s/>(param)</text:span></text:p>
                              </text:list-item>
                              <text:list-item>
                                <text:p><text:span text:style-name="T3">Connects to layer with probability:</text:span></text:p>
                                <text:list>
                                  <text:list-item>
                                    <text:p><text:span text:style-name="T3">Cloumn A, layer 1 <text:s/>(param)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… <text:s/></text:span><text:span text:style-name="T3">(param)</text:span></text:p>
                              </text:list-item>
                            </text:list>
                          </text:list-item>
                          <text:list-item>
                            <text:p><text:span text:style-name="T3">Layer …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olumn …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3T17:13:01.303252385</meta:creation-date>
    <dc:date>2015-10-06T22:19:23.071929160</dc:date>
    <meta:editing-duration>PT27M51S</meta:editing-duration>
    <meta:editing-cycles>3</meta:editing-cycles>
    <meta:generator>LibreOffice/4.2.8.2$Linux_X86_64 LibreOffice_project/420m0$Build-2</meta:generator>
    <meta:document-statistic meta:object-count="65"/>
  </office:meta>
</office:document-meta>
</file>